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PRACTICE.MP1</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PRACTICE.MP2</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PRACTICE.MP3</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PRACTICE.MP4</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PRACTICE.MP5</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PRACTICE.MP6</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PRACTICE.MP7</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PRACTICE.MP8</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1, sounds (e.g., claps), acting out situations, verbal explanations, expressions, or equations.</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2 = -1, and every complex number has the form a + bi with a and b real.</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80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44" meta:object-count="0"/>
    <meta:generator>LibreOfficeDev/6.0.5.2$Linux_X86_64 LibreOffice_project/</meta:generator>
  </office:meta>
</office:document-meta>
</file>